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31096c" officeooo:paragraph-rsid="006ab9d7"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fo:font-weight="normal" officeooo:rsid="00083d4b" officeooo:paragraph-rsid="00674c48" style:font-name-asian="Nimbus Mono L" style:font-size-asian="12pt" style:font-style-asian="normal" style:font-weight-asian="normal" style:font-name-complex="Liberation Mono" style:font-size-complex="12pt" style:font-style-complex="normal" style:font-weight-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officeooo:paragraph-rsid="0062fdb6"/>
    </style:style>
    <style:style style:name="P11" style:family="paragraph" style:parent-style-name="Preformatted_20_Text">
      <style:text-properties officeooo:paragraph-rsid="00678b4c"/>
    </style:style>
    <style:style style:name="P12" style:family="paragraph" style:parent-style-name="Preformatted_20_Text">
      <style:text-properties officeooo:paragraph-rsid="0063c17d"/>
    </style:style>
    <style:style style:name="P13" style:family="paragraph" style:parent-style-name="Preformatted_20_Text">
      <style:text-properties officeooo:paragraph-rsid="006058f6"/>
    </style:style>
    <style:style style:name="P14" style:family="paragraph" style:parent-style-name="Preformatted_20_Text">
      <style:text-properties officeooo:paragraph-rsid="006ab9d7"/>
    </style:style>
    <style:style style:name="P15"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6" style:family="paragraph" style:parent-style-name="Preformatted_20_Text">
      <style:text-properties style:font-name="Liberation Serif" fo:font-size="12pt" fo:font-style="normal" style:text-underline-style="none" fo:font-weight="bold" officeooo:rsid="00674c48" officeooo:paragraph-rsid="005cfd1e" style:font-name-asian="Nimbus Mono L" style:font-size-asian="12pt" style:font-style-asian="normal" style:font-weight-asian="bold" style:font-name-complex="Liberation Mono" style:font-size-complex="12pt" style:font-style-complex="normal" style:font-weight-complex="bold"/>
    </style:style>
    <style:style style:name="P17"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8" style:family="paragraph" style:parent-style-name="Preformatted_20_Text">
      <style:text-properties style:font-name="Liberation Serif" fo:font-size="12pt" fo:font-style="normal" style:text-underline-style="none" fo:font-weight="bold" officeooo:rsid="00083d4b" officeooo:paragraph-rsid="006058f6" style:font-size-asian="12pt" style:font-style-asian="normal" style:font-weight-asian="bold" style:font-size-complex="12pt" style:font-style-complex="normal" style:font-weight-complex="bold"/>
    </style:style>
    <style:style style:name="P19" style:family="paragraph" style:parent-style-name="Preformatted_20_Text">
      <style:text-properties officeooo:paragraph-rsid="006e4f97"/>
    </style:style>
    <style:style style:name="P20" style:family="paragraph" style:parent-style-name="Preformatted_20_Text">
      <style:text-properties officeooo:paragraph-rsid="00678b4c"/>
    </style:style>
    <style:style style:name="P21" style:family="paragraph" style:parent-style-name="Preformatted_20_Text">
      <style:text-properties officeooo:paragraph-rsid="0063c17d"/>
    </style:style>
    <style:style style:name="P22" style:family="paragraph" style:parent-style-name="Preformatted_20_Text">
      <style:text-properties officeooo:paragraph-rsid="007361f9"/>
    </style:style>
    <style:style style:name="P23" style:family="paragraph" style:parent-style-name="Preformatted_20_Text">
      <style:text-properties officeooo:rsid="007361f9" officeooo:paragraph-rsid="007361f9"/>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style:font-name="Liberation Serif" fo:font-size="12pt" fo:letter-spacing="normal" fo:font-style="italic" style:text-underline-style="none" fo:font-weight="normal" officeooo:rsid="0045ab15" style:font-name-asian="Nimbus Mono L" style:font-size-asian="12pt" style:font-style-asian="italic" style:font-weight-asian="bold" style:font-name-complex="Liberation Mono" style:font-size-complex="12pt" style:font-style-complex="italic" style:font-weight-complex="bold"/>
    </style:style>
    <style:style style:name="T4" style:family="text">
      <style:text-properties fo:font-variant="normal" fo:text-transform="none" fo:color="#20202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5" style:family="text">
      <style:text-properties fo:font-variant="normal" fo:text-transform="none" fo:color="#202020" style:font-name="apple-system" fo:font-size="10.5pt" fo:letter-spacing="normal" fo:font-style="normal" style:text-underline-style="none" fo:font-weight="bold" officeooo:rsid="0066ff64"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fo:font-variant="normal" fo:text-transform="none" fo:color="#202020" style:font-name="apple-system" fo:font-size="10.5pt" fo:letter-spacing="normal" fo:font-style="normal" style:text-underline-style="none" fo:font-weight="bold" officeooo:rsid="006e4f97"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style:font-name="Liberation Sans" fo:font-size="12pt" fo:font-style="normal" style:text-underline-style="none" style:font-size-asian="12pt" style:font-style-asian="normal" style:font-size-complex="12pt" style:font-style-complex="normal"/>
    </style:style>
    <style:style style:name="T8"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9"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0"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1"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2"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3"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4" style:family="text">
      <style:text-properties style:font-name="Liberation Sans" fo:font-size="12pt" fo:font-style="normal" style:text-underline-style="none" officeooo:rsid="0062fdb6" style:font-size-asian="12pt" style:font-style-asian="normal" style:font-size-complex="12pt" style:font-style-complex="normal"/>
    </style:style>
    <style:style style:name="T15"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6"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7"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8" style:family="text">
      <style:text-properties style:font-name="Liberation Sans" fo:font-size="12pt" fo:font-style="normal" style:text-underline-style="none" officeooo:rsid="007361f9" style:font-size-asian="12pt" style:font-style-asian="normal" style:font-size-complex="12pt" style:font-style-complex="normal"/>
    </style:style>
    <style:style style:name="T19"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74c48"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7fe95"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c5bdd"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6c8362"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6f7c7f"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70fb76"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fo:font-weight="normal" officeooo:rsid="006f7c7f" style:font-name-asian="Nimbus Mono L" style:font-size-asian="12pt" style:font-style-asian="normal" style:font-weight-asian="normal" style:font-name-complex="Liberation Mono" style:font-size-complex="12pt" style:font-style-complex="normal" style:font-weight-complex="normal"/>
    </style:style>
    <style:style style:name="T42" style:family="text">
      <style:text-properties style:font-name="Liberation Sans" fo:font-size="12pt" fo:font-style="normal" style:text-underline-style="none" fo:font-weight="normal" officeooo:rsid="00678b4c" style:font-name-asian="Nimbus Mono L" style:font-size-asian="12pt" style:font-style-asian="normal" style:font-weight-asian="normal" style:font-name-complex="Liberation Mono" style:font-size-complex="12pt" style:font-style-complex="normal" style:font-weight-complex="normal"/>
    </style:style>
    <style:style style:name="T43" style:family="text">
      <style:text-properties style:font-name="Liberation Sans" fo:font-size="16pt" fo:font-weight="bold" officeooo:rsid="002f1f25" style:font-size-asian="16pt" style:font-weight-asian="bold" style:font-size-complex="16pt" style:font-weight-complex="bold"/>
    </style:style>
    <style:style style:name="T44" style:family="text">
      <style:text-properties style:font-name="Liberation Sans" fo:font-size="16pt" fo:font-weight="bold" officeooo:rsid="001b99ac" style:font-size-asian="16pt" style:font-weight-asian="bold" style:font-size-complex="16pt" style:font-weight-complex="bold"/>
    </style:style>
    <style:style style:name="T45" style:family="text">
      <style:text-properties style:font-name="Liberation Sans" fo:font-size="16pt" fo:font-weight="bold" officeooo:rsid="000dd66a" style:font-size-asian="16pt" style:font-weight-asian="bold" style:font-size-complex="16pt" style:font-weight-complex="bold"/>
    </style:style>
    <style:style style:name="T46" style:family="text">
      <style:text-properties style:font-name="Liberation Sans" fo:font-size="16pt" fo:font-weight="bold" officeooo:rsid="0066ff64" style:font-name-asian="Nimbus Mono L" style:font-size-asian="16pt" style:font-weight-asian="bold" style:font-name-complex="Liberation Mono" style:font-size-complex="16pt" style:font-weight-complex="bold"/>
    </style:style>
    <style:style style:name="T47" style:family="text">
      <style:text-properties style:font-name="Liberation Sans" fo:font-size="16pt" fo:font-weight="bold" officeooo:rsid="006e4f97" style:font-name-asian="Nimbus Mono L" style:font-size-asian="16pt" style:font-weight-asian="bold" style:font-name-complex="Liberation Mono" style:font-size-complex="16pt" style:font-weight-complex="bold"/>
    </style:style>
    <style:style style:name="T48" style:family="text">
      <style:text-properties officeooo:rsid="00697aa2"/>
    </style:style>
    <style:style style:name="T49" style:family="text">
      <style:text-properties officeooo:rsid="007361f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ayers for our World and the Church</text:p>
      <text:p text:style-name="P9"><text:span text:style-name="T47">4</text:span><text:span text:style-name="T43">th</text:span><text:span text:style-name="T44"> </text:span><text:span text:style-name="T46">Ju</text:span><text:span text:style-name="T47">ly</text:span><text:span text:style-name="T44"> 20</text:span><text:span text:style-name="T45">21</text:span></text:p>
      <text:p text:style-name="P19"><text:span text:style-name="T6">1 Tim 2</text:span><text:span text:style-name="T4">:</text:span><text:span text:style-name="T5">1-2</text:span><text:span text:style-name="T2"> <text:tab/></text:span><text:span text:style-name="T3">First of all, then, I urge that supplications, prayers, intercessions, and thanksgivings be made for all people, for kings and all who are in high positions, that we may lead a peaceful and quiet life, godly and dignified in every way.</text:span></text:p>
      <text:p text:style-name="P8"/>
      <text:p text:style-name="P6">Thanks to God</text:p>
      <text:p text:style-name="P10"><text:span text:style-name="T36">O Lord our God, </text:span><text:span text:style-name="T9">we thank </text:span><text:span text:style-name="T8">You </text:span><text:span text:style-name="T9">that </text:span><text:span text:style-name="T13">You </text:span><text:span text:style-name="T24">are </text:span><text:span text:style-name="T36">not only the God of the Church or of Your redeemed people alone. As we have sung, You are the King of Creation, sovereign over th</text:span><text:span text:style-name="T37">e entire</text:span><text:span text:style-name="T36"> earth, </text:span><text:span text:style-name="T37">Sustainer of all life. In You we live and move and have our being.</text:span><text:span text:style-name="T14"> </text:span><text:span text:style-name="T25">We thank You for the blessings of common grace which You pour out on all people</text:span><text:span text:style-name="T22">. </text:span><text:span text:style-name="T28">And we thank You that You cause Your face to shine upon us, </text:span><text:span text:style-name="T39">and</text:span><text:span text:style-name="T28"> for Your special blessing of salvation.</text:span></text:p>
      <text:p text:style-name="P16"/>
      <text:p text:style-name="P11"><text:span text:style-name="T28">We </text:span><text:span text:style-name="T37">admit</text:span><text:span text:style-name="T28"> that we are weak, prone to sin and that we had turned our back on You. We </text:span><text:span text:style-name="T22">thank You that You sent Jesus to </text:span><text:span text:style-name="T25">save us out of our distress</text:span><text:span text:style-name="T22">. </text:span><text:span text:style-name="T28">He came to take</text:span><text:span text:style-name="T25"> our place and suffer the penalty which we deserved, </text:span><text:span text:style-name="T37">to give up His life to defeat the power of sin, and to forgive us so that we should no longer be bowed down by the guilt of our offences before You.</text:span></text:p>
      <text:p text:style-name="P1"/>
      <text:p text:style-name="P11"><text:span text:style-name="T41">W</text:span><text:span text:style-name="T42">e thank You that You lead and guide us </text:span><text:span text:style-name="T41">by Your Holy Spirit, the Third Person of the Trinity</text:span><text:span text:style-name="T42">. Help us to attune our ears to </text:span><text:span text:style-name="T41">His</text:span><text:span text:style-name="T42"> gentle voice, so that we </text:span><text:span text:style-name="T41">grow in grace and Christ-likeness day by day</text:span><text:span text:style-name="T42">.</text:span></text:p>
      <text:p text:style-name="P4"/>
      <text:p text:style-name="P5">The Wide World</text:p>
      <text:p text:style-name="P11"><text:span text:style-name="T29">We continue to pray </text:span><text:span text:style-name="T38">against</text:span><text:span text:style-name="T29"> the Covid19 virus both here in Victoria and interstate, </text:span><text:span text:style-name="T30">and thank You that there are still no fatalities. We pray </text:span><text:span text:style-name="T38">for other States to be able to control the outbreaks and for travel restrictions to ease soon</text:span><text:span text:style-name="T29">.</text:span></text:p>
      <text:p text:style-name="P2"/>
      <text:p text:style-name="P12"><text:span text:style-name="T26">We </text:span><text:span text:style-name="T30">also </text:span><text:span text:style-name="T26">continue to pray for </text:span><text:span text:style-name="T30">o</text:span><text:span text:style-name="T26">the</text:span><text:span text:style-name="T30">r</text:span><text:span text:style-name="T26"> nation</text:span><text:span text:style-name="T30">s.</text:span><text:span text:style-name="T26"> </text:span><text:span text:style-name="T38">We give thanks for improvements in</text:span><text:span text:style-name="T26"> </text:span><text:span text:style-name="T38">the situation in </text:span><text:span text:style-name="T26">India, </text:span><text:span text:style-name="T38">but pray for Indonesia and nations in South America, </text:span><text:span text:style-name="T26">where the virus </text:span><text:span text:style-name="T38">continues to spread</text:span><text:span text:style-name="T26">. We pray for the </text:span><text:span text:style-name="T38">various</text:span><text:span text:style-name="T26"> governments as they seek to keep their health systems functioning. We pray </text:span><text:span text:style-name="T31">for</text:span><text:span text:style-name="T26"> </text:span><text:span text:style-name="T30">those affected, and the families of those who have died.</text:span></text:p>
      <text:p text:style-name="P12"><text:span text:style-name="T31"/></text:p>
      <text:p text:style-name="P7">...<text:span text:style-name="T1"> a</text:span>nd <text:span text:style-name="T48">in </text:span>the wider Church</text:p>
      <text:p text:style-name="P13"><text:span text:style-name="T12">W</text:span><text:span text:style-name="T15">e </text:span><text:span text:style-name="T26">bring before</text:span><text:span text:style-name="T15"> </text:span><text:span text:style-name="T26">You the work of </text:span><text:span text:style-name="T31">Your church, particularly the </text:span><text:span text:style-name="T38">persecuted church in various places where terrorists take advantage of the news coverage of Covid19 </text:span><text:span text:style-name="T39">to</text:span><text:span text:style-name="T38"> attack Your people</text:span><text:span text:style-name="T31">. We pray that You would grant grace, sustain the work of ministry </text:span><text:span text:style-name="T38">even when pastors and leaders are taken away, </text:span><text:span text:style-name="T31">and work all things to achieve Your purposes. </text:span><text:span text:style-name="T38">May Your people be strong and courageous, like Joshua and the nation of Israel entering the promised land.</text:span></text:p>
      <text:p text:style-name="P18"/>
      <text:p text:style-name="P17">Ashburton</text:p>
      <text:p text:style-name="P14"><text:span text:style-name="T33">Here in Ashburton </text:span><text:span text:style-name="T32">w</text:span><text:span text:style-name="T31">e thank You </text:span><text:span text:style-name="T39">that the work of Revitalization has begun, and </text:span><text:span text:style-name="T31">for the </text:span><text:span text:style-name="T39">decision of the congregational meeting last week. We ask You to guide the Board in selecting a selling agent and pray for continued wisdom as we proceed through the steps necessary to conclude the sale of the manse, including presenting our case to the Presbytery and the Assembly for their approval.</text:span></text:p>
      <text:p text:style-name="P3"/>
      <text:p text:style-name="P22"><text:span text:style-name="T23">We pray for </text:span><text:span text:style-name="T20">ourselves in the service of the Kingdom. We pray that our fellowship </text:span><text:span text:style-name="T27">continues to</text:span><text:span text:style-name="T20"> grow stronger </text:span><text:span text:style-name="T27">each</text:span><text:span text:style-name="T23"> week</text:span><text:span text:style-name="T20">, </text:span><text:span text:style-name="T39">and that we increase in our care and prayer for each other</text:span><text:span text:style-name="T27">.</text:span><text:span text:style-name="T17"> </text:span><text:span text:style-name="T18">As w</text:span><text:span text:style-name="T17">e </text:span><text:span text:style-name="T18">do so, we want to </text:span><text:span text:style-name="T17">uphold Barbara, </text:span><text:span text:style-name="T39">Diane and </text:span><text:span text:style-name="T17">Shiun </text:span><text:span text:style-name="T18">as they continue to recover</text:span><text:span text:style-name="T17">.</text:span></text:p>
      <text:p text:style-name="P22"><text:span text:style-name="T34"/></text:p>
      <text:p text:style-name="P22"><text:span text:style-name="T35">And now w</text:span><text:span text:style-name="T11">e pray for </text:span><text:span text:style-name="T37">Mook</text:span><text:span text:style-name="T11"> as he preach</text:span><text:span text:style-name="T19">es Your Word, </text:span><text:span text:style-name="T21">and w</text:span><text:span text:style-name="T19">e pray for our own understanding as we listen. May </text:span><text:span text:style-name="T23">we be transformed by the renewing of our minds so </text:span><text:span text:style-name="T21">tha</text:span><text:span text:style-name="T19">t </text:span><text:span text:style-name="T23">Your </text:span><text:span text:style-name="T21">living Word</text:span><text:span text:style-name="T19"> go</text:span><text:span text:style-name="T23">es</text:span><text:span text:style-name="T19"> deep into our hearts. </text:span><text:span text:style-name="T23">H</text:span><text:span text:style-name="T40">elp us to see in</text:span><text:span text:style-name="T20"> Your Word </text:span><text:span text:style-name="T40">that You are the God of real people who lived in a particular place and time</text:span><text:span text:style-name="T20">. </text:span><text:span text:style-name="T27">May we </text:span><text:span text:style-name="T40">see the God of Heaven Who is near and Who cares for His people</text:span><text:span text:style-name="T34">, so that we</text:span><text:span text:style-name="T27"> </text:span><text:span text:style-name="T34">glorify</text:span><text:span text:style-name="T27"> the </text:span><text:span text:style-name="T34">Name</text:span><text:span text:style-name="T27"> of our Risen Lord </text:span><text:span text:style-name="T34">everywhere we go</text:span><text:span text:style-name="T27">.</text:span><text:span text:style-name="T8"> </text:span><text:span text:style-name="T10">In Jesus </text:span><text:span text:style-name="T17">Precious</text:span><text:span text:style-name="T10"> Name </text:span><text:span text:style-name="T16">we pray </text:span><text:span text:style-name="T17">all these things</text:span><text:span text:style-name="T10">,</text:span><text:span text:style-name="T8"> Amen.</text:span></text:p>
      <text:p text:style-name="P22"><text:span text:style-name="T8"/></text:p>
      <text:p text:style-name="P23"><text:span text:style-name="T8">A</text:span><text:span text:style-name="T7">nd now we come to the reading of the Scriptures in two parts by Sandra and Ti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7-03T21:39:53.225883240</dc:date>
    <meta:editing-duration>PT4H10M13S</meta:editing-duration>
    <meta:editing-cycles>50</meta:editing-cycles>
    <meta:generator>LibreOffice/6.4.7.2$Linux_X86_64 LibreOffice_project/40$Build-2</meta:generator>
    <meta:print-date>2021-01-30T16:02:32.952449610</meta:print-date>
    <meta:document-statistic meta:table-count="0" meta:image-count="0" meta:object-count="0" meta:page-count="1" meta:paragraph-count="17" meta:word-count="688" meta:character-count="3623" meta:non-whitespace-character-count="2951"/>
  </office:meta>
</office:document-meta>
</file>